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 style:list-style-name="L2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" style:family="text"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crete uniform distribution</text:p>
      <text:p text:style-name="P1"/>
      <text:list xml:id="list4972425061" text:style-name="L1">
        <text:list-item>
          <text:p text:style-name="P4"><text:span text:style-name="T1">The discrete uniform distribution models data in which </text:span><text:span text:style-name="T2">finite </text:span><text:span text:style-name="T1">equally spaced outcomes are equally probable.</text:span></text:p>
        </text:list-item>
        <text:list-item>
          <text:p text:style-name="P5">A discrete random variable is uniformly distributed if all values that the random variable can take are equally likely.</text:p>
        </text:list-item>
        <text:list-item>
          <text:p text:style-name="P5">Uniform distributions rarely arise in nature or in complex systems(financial markets)</text:p>
        </text:list-item>
      </text:list>
      <text:p text:style-name="P1"/>
      <text:p text:style-name="P2">Probability mass function</text:p>
      <text:p text:style-name="P1">If X is uniformly distributed on the set, {a, a +k, a+2k, …, b}, with the size of the set <draw:frame draw:style-name="fr1" draw:name="Object5" text:anchor-type="as-char" svg:y="-0.2437in" svg:width="0.9071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The probability of occurrence of x =<draw:frame draw:style-name="fr1" draw:name="Object1" text:anchor-type="as-char" svg:y="-0.2445in" svg:width="0.9957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Expectation or mean of a discrete uniform random variable</text:p>
      <text:p text:style-name="P1"><draw:frame draw:style-name="fr1" draw:name="Object2" text:anchor-type="as-char" svg:y="-0.2445in" svg:width="1.1591in" svg:height="0.3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Standard deviation(<draw:frame draw:style-name="fr1" draw:name="Object4" text:anchor-type="as-char" svg:y="-0.0882in" svg:width="0.1898in" svg:height="0.0984in" draw:z-index="2"><draw:object xlink:href="./Object 4" xlink:type="simple" xlink:show="embed" xlink:actuate="onLoad"/><draw:image xlink:href="./ObjectReplacements/Object 4" xlink:type="simple" xlink:show="embed" xlink:actuate="onLoad"/></draw:frame>) of a discrete uniform random variable</text:p>
      <text:p text:style-name="P1"><draw:frame draw:style-name="fr1" draw:name="Object3" text:anchor-type="as-char" svg:y="-0.2807in" svg:width="1.7535in" svg:height="0.429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>Example of experiments whose outcomes are distributed uniformly</text:p>
      <text:list xml:id="list1662258865" text:style-name="L2">
        <text:list-item>
          <text:p text:style-name="P6">The day of a week the birthdays of people occur</text:p>
        </text:list-item>
        <text:list-item>
          <text:p text:style-name="P6">The outcome of rolling of a fair d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0T05:19:20</meta:creation-date>
    <dc:date>2013-02-07T11:27:12</dc:date>
    <dc:creator>Kempa </dc:creator>
    <meta:editing-duration>PT3H22M32S</meta:editing-duration>
    <meta:editing-cycles>15</meta:editing-cycles>
    <meta:generator>LibreOffice/3.6$Linux_x86 LibreOffice_project/360m1$Build-2</meta:generator>
    <meta:document-statistic meta:table-count="0" meta:image-count="0" meta:object-count="5" meta:page-count="1" meta:paragraph-count="14" meta:word-count="127" meta:character-count="762" meta:non-whitespace-character-count="647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=</mo>
              <mi>x</mi>
            </mrow>
          </mrow>
          <mo stretchy="false">)</mo>
        </mrow>
        <mo stretchy="false">=</mo>
        <mfrac>
          <mn>1</mn>
          <mi>N</mi>
        </mfrac>
      </mrow>
    </mrow>
    <annotation encoding="StarMath 5.0">P(X = x) = 1 over N</annotation>
  </semantics>
</math>
</file>

<file path=Object 2/content.xml><?xml version="1.0" encoding="utf-8"?>
<math xmlns="http://www.w3.org/1998/Math/MathML">
  <semantics>
    <mrow>
      <mi>E</mi>
      <mrow>
        <mrow>
          <mrow>
            <mo stretchy="false">(</mo>
            <mrow>
              <mi>X</mi>
            </mrow>
            <mo stretchy="false">)</mo>
          </mrow>
          <mo stretchy="false">=</mo>
          <mo stretchy="false">μ</mo>
        </mrow>
        <mo stretchy="false">=</mo>
        <mfrac>
          <mrow>
            <mrow>
              <mi>a</mi>
              <mo stretchy="false">+</mo>
              <mi>b</mi>
            </mrow>
          </mrow>
          <mn>2</mn>
        </mfrac>
      </mrow>
    </mrow>
    <annotation encoding="StarMath 5.0">E(X) = %mu = {a + b} over 2</annotation>
  </semantics>
</math>
</file>

<file path=Object 3/content.xml><?xml version="1.0" encoding="utf-8"?>
<math xmlns="http://www.w3.org/1998/Math/MathML">
  <semantics>
    <mrow>
      <mi mathvariant="italic">Var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o stretchy="false">σ</mo>
            <mn>2</mn>
          </msup>
        </mrow>
        <mo stretchy="false">=</mo>
        <mfrac>
          <mrow>
            <msup>
              <mi>k</mi>
              <mn>2</mn>
            </msup>
            <mrow>
              <mo stretchy="false">(</mo>
              <mrow>
                <mrow>
                  <msup>
                    <mi>N</mi>
                    <mn>2</mn>
                  </msup>
                  <mo stretchy="false">−</mo>
                  <mn>1</mn>
                </mrow>
              </mrow>
              <mo stretchy="false">)</mo>
            </mrow>
          </mrow>
          <mn>12</mn>
        </mfrac>
      </mrow>
    </mrow>
    <annotation encoding="StarMath 5.0">Var(X) = %sigma^2 = {k^2(N^2 - 1)} over 12</annotation>
  </semantics>
</math>
</file>

<file path=Object 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semantics>
    <mrow>
      <mrow>
        <mi>N</mi>
        <mo stretchy="false">=</mo>
        <mfrac>
          <mrow>
            <mrow>
              <mrow>
                <mi>b</mi>
                <mo stretchy="false">−</mo>
                <mi>a</mi>
              </mrow>
              <mo stretchy="false">+</mo>
              <mi>k</mi>
            </mrow>
          </mrow>
          <mi>k</mi>
        </mfrac>
      </mrow>
    </mrow>
    <annotation encoding="StarMath 5.0">N = {b-a + k} over k</annotation>
  </semantics>
</math>
</file>